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FT" table:style-name="ta1">
        <table:shapes>
          <draw:frame draw:z-index="0" draw:style-name="gr1" draw:text-style-name="P1" svg:width="159.99mm" svg:height="89.99mm" svg:x="111.16mm" svg:y="19.86mm">
            <loext:p draw:notify-on-update-of-ranges="FFT.A2:FFT.A14 FFT.B1:FFT.B1 FFT.B2:FFT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8mm" svg:height="90.05mm" svg:x="290.74mm" svg:y="19.92mm">
            <loext:p draw:notify-on-update-of-ranges="FFT.A17:FFT.A29 FFT.B16:FFT.B16 FFT.B17:FFT.B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8mm" svg:height="90.05mm" svg:x="176.04mm" svg:y="123.51mm">
            <loext:p draw:notify-on-update-of-ranges="FFT.A17:FFT.A29 FFT.B16:FFT.B16 FFT.B17:FFT.B29 FFT.A17:FFT.A29 FFT.C16:FFT.C16 FFT.C17:FFT.C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put_number</text:p>
          </table:table-cell>
          <table:table-cell office:value-type="string" calcext:value-type="string">
            <text:p>time_take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71.652" calcext:value-type="float">
            <text:p>4671.6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1.936" calcext:value-type="float">
            <text:p>20841.9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14.39" calcext:value-type="float">
            <text:p>2214.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00.124" calcext:value-type="float">
            <text:p>6300.1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50.094" calcext:value-type="float">
            <text:p>17050.09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555.672" calcext:value-type="float">
            <text:p>31555.67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361.454" calcext:value-type="float">
            <text:p>41361.45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8916.722" calcext:value-type="float">
            <text:p>98916.72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7890.322" calcext:value-type="float">
            <text:p>227890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7036.178" calcext:value-type="float">
            <text:p>537036.17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15021.242" calcext:value-type="float">
            <text:p>1115021.24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420512.844" calcext:value-type="float">
            <text:p>2420512.844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71344.228" calcext:value-type="float">
            <text:p>5171344.22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g input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DFT</text:p>
          </table:table-cell>
        </table:table-row>
        <table:table-row table:style-name="ro1">
          <table:table-cell table:formula="of:=LOG([.A2])" office:value-type="float" office:value="0.301029995663981" calcext:value-type="float">
            <text:p>0.3010299957</text:p>
          </table:table-cell>
          <table:table-cell table:formula="of:=LOG([.B2])" office:value-type="float" office:value="3.66947048390984" calcext:value-type="float">
            <text:p>3.6694704839</text:p>
          </table:table-cell>
          <table:table-cell office:value-type="float" office:value="4.36450337981098" calcext:value-type="float">
            <text:p>4.3645033798</text:p>
          </table:table-cell>
        </table:table-row>
        <table:table-row table:style-name="ro1">
          <table:table-cell table:formula="of:=LOG([.A3])" office:value-type="float" office:value="0.602059991327962" calcext:value-type="float">
            <text:p>0.6020599913</text:p>
          </table:table-cell>
          <table:table-cell table:formula="of:=LOG([.B3])" office:value-type="float" office:value="4.31893805796075" calcext:value-type="float">
            <text:p>4.318938058</text:p>
          </table:table-cell>
          <table:table-cell office:value-type="float" office:value="4.12956841451437" calcext:value-type="float">
            <text:p>4.1295684145</text:p>
          </table:table-cell>
        </table:table-row>
        <table:table-row table:style-name="ro1">
          <table:table-cell table:formula="of:=LOG([.A4])" office:value-type="float" office:value="0.903089986991943" calcext:value-type="float">
            <text:p>0.903089987</text:p>
          </table:table-cell>
          <table:table-cell table:formula="of:=LOG([.B4])" office:value-type="float" office:value="3.34525411154354" calcext:value-type="float">
            <text:p>3.3452541115</text:p>
          </table:table-cell>
          <table:table-cell office:value-type="float" office:value="4.23406848320088" calcext:value-type="float">
            <text:p>4.2340684832</text:p>
          </table:table-cell>
        </table:table-row>
        <table:table-row table:style-name="ro1">
          <table:table-cell table:formula="of:=LOG([.A5])" office:value-type="float" office:value="1.20411998265592" calcext:value-type="float">
            <text:p>1.2041199827</text:p>
          </table:table-cell>
          <table:table-cell table:formula="of:=LOG([.B5])" office:value-type="float" office:value="3.79934909738783" calcext:value-type="float">
            <text:p>3.7993490974</text:p>
          </table:table-cell>
          <table:table-cell office:value-type="float" office:value="4.5777909693274" calcext:value-type="float">
            <text:p>4.5777909693</text:p>
          </table:table-cell>
        </table:table-row>
        <table:table-row table:style-name="ro1">
          <table:table-cell table:formula="of:=LOG([.A6])" office:value-type="float" office:value="1.50514997831991" calcext:value-type="float">
            <text:p>1.5051499783</text:p>
          </table:table-cell>
          <table:table-cell table:formula="of:=LOG([.B6])" office:value-type="float" office:value="4.23172677767273" calcext:value-type="float">
            <text:p>4.2317267777</text:p>
          </table:table-cell>
          <table:table-cell office:value-type="float" office:value="5.1245179707544" calcext:value-type="float">
            <text:p>5.1245179708</text:p>
          </table:table-cell>
        </table:table-row>
        <table:table-row table:style-name="ro1">
          <table:table-cell table:formula="of:=LOG([.A7])" office:value-type="float" office:value="1.80617997398389" calcext:value-type="float">
            <text:p>1.806179974</text:p>
          </table:table-cell>
          <table:table-cell table:formula="of:=LOG([.B7])" office:value-type="float" office:value="4.49907743321256" calcext:value-type="float">
            <text:p>4.4990774332</text:p>
          </table:table-cell>
          <table:table-cell office:value-type="float" office:value="5.71201108371394" calcext:value-type="float">
            <text:p>5.7120110837</text:p>
          </table:table-cell>
        </table:table-row>
        <table:table-row table:style-name="ro1">
          <table:table-cell table:formula="of:=LOG([.A8])" office:value-type="float" office:value="2.10720996964787" calcext:value-type="float">
            <text:p>2.1072099696</text:p>
          </table:table-cell>
          <table:table-cell table:formula="of:=LOG([.B8])" office:value-type="float" office:value="4.61659579732664" calcext:value-type="float">
            <text:p>4.6165957973</text:p>
          </table:table-cell>
          <table:table-cell office:value-type="float" office:value="6.30204868846811" calcext:value-type="float">
            <text:p>6.3020486885</text:p>
          </table:table-cell>
        </table:table-row>
        <table:table-row table:style-name="ro1">
          <table:table-cell table:formula="of:=LOG([.A9])" office:value-type="float" office:value="2.40823996531185" calcext:value-type="float">
            <text:p>2.4082399653</text:p>
          </table:table-cell>
          <table:table-cell table:formula="of:=LOG([.B9])" office:value-type="float" office:value="4.99526971584838" calcext:value-type="float">
            <text:p>4.9952697158</text:p>
          </table:table-cell>
          <table:table-cell office:value-type="float" office:value="6.89894247614461" calcext:value-type="float">
            <text:p>6.8989424761</text:p>
          </table:table-cell>
        </table:table-row>
        <table:table-row table:style-name="ro1">
          <table:table-cell table:formula="of:=LOG([.A10])" office:value-type="float" office:value="2.70926996097583" calcext:value-type="float">
            <text:p>2.709269961</text:p>
          </table:table-cell>
          <table:table-cell table:formula="of:=LOG([.B10])" office:value-type="float" office:value="5.35772588204197" calcext:value-type="float">
            <text:p>5.357725882</text:p>
          </table:table-cell>
          <table:table-cell office:value-type="float" office:value="7.50120243819141" calcext:value-type="float">
            <text:p>7.5012024382</text:p>
          </table:table-cell>
        </table:table-row>
        <table:table-row table:style-name="ro1">
          <table:table-cell table:formula="of:=LOG([.A11])" office:value-type="float" office:value="3.01029995663981" calcext:value-type="float">
            <text:p>3.0102999566</text:p>
          </table:table-cell>
          <table:table-cell table:formula="of:=LOG([.B11])" office:value-type="float" office:value="5.73000354338397" calcext:value-type="float">
            <text:p>5.7300035434</text:p>
          </table:table-cell>
          <table:table-cell office:value-type="float" office:value="8.10396719298269" calcext:value-type="float">
            <text:p>8.103967193</text:p>
          </table:table-cell>
        </table:table-row>
        <table:table-row table:style-name="ro1">
          <table:table-cell table:formula="of:=LOG([.A12])" office:value-type="float" office:value="3.31132995230379" calcext:value-type="float">
            <text:p>3.3113299523</text:p>
          </table:table-cell>
          <table:table-cell table:formula="of:=LOG([.B12])" office:value-type="float" office:value="6.04728314110213" calcext:value-type="float">
            <text:p>6.0472831411</text:p>
          </table:table-cell>
          <table:table-cell office:value-type="float" office:value="8.70910959381288" calcext:value-type="float">
            <text:p>8.7091095938</text:p>
          </table:table-cell>
        </table:table-row>
        <table:table-row table:style-name="ro1">
          <table:table-cell table:formula="of:=LOG([.A13])" office:value-type="float" office:value="3.61235994796777" calcext:value-type="float">
            <text:p>3.612359948</text:p>
          </table:table-cell>
          <table:table-cell table:formula="of:=LOG([.B13])" office:value-type="float" office:value="6.3839073914857" calcext:value-type="float">
            <text:p>6.3839073915</text:p>
          </table:table-cell>
          <table:table-cell office:value-type="float" office:value="9.31506614836722" calcext:value-type="float">
            <text:p>9.3150661484</text:p>
          </table:table-cell>
        </table:table-row>
        <table:table-row table:style-name="ro1">
          <table:table-cell table:formula="of:=LOG([.A14])" office:value-type="float" office:value="3.91338994363175" calcext:value-type="float">
            <text:p>3.9133899436</text:p>
          </table:table-cell>
          <table:table-cell table:formula="of:=LOG([.B14])" office:value-type="float" office:value="6.71360344733409" calcext:value-type="float">
            <text:p>6.7136034473</text:p>
          </table:table-cell>
          <table:table-cell office:value-type="float" office:value="9.92364516312289" calcext:value-type="float">
            <text:p>9.9236451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1:00:56.760762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7:47:30.973486449</dc:date>
    <meta:editing-duration>PT54M47S</meta:editing-duration>
    <meta:editing-cycles>3</meta:editing-cycles>
    <meta:generator>LibreOffice/5.1.6.2.0$Linux_X86_64 LibreOffice_project/10$Build-2</meta:generator>
    <meta:document-statistic meta:table-count="1" meta:cell-count="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Cooler-Tukey 2-radix FFT</text:p>
        </chart:title>
        <chart:legend chart:legend-position="end" svg:x="12.963cm" svg:y="4.201cm" style:legend-expansion="high" chart:style-name="ch3"/>
        <chart:plot-area chart:style-name="ch4" table:cell-range-address="FFT.A2:FFT.B14 FFT.B1:FFT.B1" chart:data-source-has-labels="row" svg:x="1.331cm" svg:y="1.275cm" svg:width="11.312cm" svg:height="6.564cm">
          <chartooo:coordinate-region svg:x="2.878cm" svg:y="1.474cm" svg:width="9.393cm" svg:height="5.718cm"/>
          <chart:axis chart:dimension="x" chart:name="primary-x" chart:style-name="ch5">
            <chart:title svg:x="5.805cm" svg:y="8.019cm" chart:style-name="ch6">
              <text:p>Size of Input list</text:p>
            </chart:title>
          </chart:axis>
          <chart:axis chart:dimension="y" chart:name="primary-y" chart:style-name="ch5">
            <chart:title svg:x="0.451cm" svg:y="5.726cm" chart:style-name="ch7">
              <text:p>Time Taken (ns)</text:p>
            </chart:title>
            <chart:grid chart:style-name="ch8" chart:class="major"/>
          </chart:axis>
          <chart:series chart:style-name="ch9" chart:values-cell-range-address="FFT.B2:FFT.B14" chart:label-cell-address="FFT.B1:FFT.B1" chart:class="chart:scatter">
            <chart:domain table:cell-range-address="FFT.A2:FFT.A14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_taken</text:p>
                <draw:g>
                  <svg:desc>FFT.B1:FF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FT.A2:FFT.A14</svg:desc>
                </draw:g>
              </table:table-cell>
              <table:table-cell office:value-type="float" office:value="4671.652">
                <text:p>4671.652</text:p>
                <draw:g>
                  <svg:desc>FFT.B2:FFT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841.936">
                <text:p>20841.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14.39">
                <text:p>2214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300.124">
                <text:p>6300.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7050.094">
                <text:p>17050.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31555.672">
                <text:p>31555.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41361.454">
                <text:p>41361.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98916.722">
                <text:p>98916.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227890.322">
                <text:p>227890.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537036.178">
                <text:p>537036.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115021.242">
                <text:p>1115021.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2420512.844">
                <text:p>2420512.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5171344.228">
                <text:p>5171344.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title svg:x="5.381cm" svg:y="0.316cm" chart:style-name="ch2">
          <text:p>Logarithmic Graph of FFT</text:p>
        </chart:title>
        <chart:legend chart:legend-position="end" svg:x="12.786cm" svg:y="3.955cm" style:legend-expansion="high" chart:style-name="ch3"/>
        <chart:plot-area chart:style-name="ch4" table:cell-range-address="FFT.A17:FFT.B29 FFT.B16:FFT.B16" chart:data-source-has-labels="row" svg:x="1.331cm" svg:y="1.275cm" svg:width="11.135cm" svg:height="6.57cm">
          <chartooo:coordinate-region svg:x="1.767cm" svg:y="1.474cm" svg:width="10.459cm" svg:height="5.724cm"/>
          <chart:axis chart:dimension="x" chart:name="primary-x" chart:style-name="ch5">
            <chart:title svg:x="5.359cm" svg:y="8.025cm" chart:style-name="ch6">
              <text:p>log(size 0f Input List)</text:p>
            </chart:title>
          </chart:axis>
          <chart:axis chart:dimension="y" chart:name="primary-y" chart:style-name="ch7">
            <chart:title svg:x="0.451cm" svg:y="6.059cm" chart:style-name="ch8">
              <text:p>log(Time Taken (ns))</text:p>
            </chart:title>
            <chart:grid chart:style-name="ch9" chart:class="major"/>
          </chart:axis>
          <chart:series chart:style-name="ch10" chart:values-cell-range-address="FFT.B17:FFT.B29" chart:label-cell-address="FFT.B16:FFT.B16" chart:class="chart:scatter">
            <chart:domain table:cell-range-address="FFT.A17:FFT.A29"/>
            <chart:regression-curve chart:style-name="ch11"/>
            <chart:data-point chart:style-name="ch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FT</text:p>
                <draw:g>
                  <svg:desc>FFT.B16:FFT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029995663981">
                <text:p>0.301029995663981</text:p>
                <draw:g>
                  <svg:desc>FFT.A17:FFT.A29</svg:desc>
                </draw:g>
              </table:table-cell>
              <table:table-cell office:value-type="float" office:value="3.66947048390984">
                <text:p>3.66947048390984</text:p>
                <draw:g>
                  <svg:desc>FFT.B17:FFT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4.31893805796075">
                <text:p>4.31893805796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3.34525411154354">
                <text:p>3.34525411154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3.79934909738783">
                <text:p>3.79934909738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4.23172677767273">
                <text:p>4.23172677767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0617997398389">
                <text:p>1.80617997398389</text:p>
              </table:table-cell>
              <table:table-cell office:value-type="float" office:value="4.49907743321256">
                <text:p>4.49907743321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4.61659579732664">
                <text:p>4.61659579732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0823996531185">
                <text:p>2.40823996531185</text:p>
              </table:table-cell>
              <table:table-cell office:value-type="float" office:value="4.99526971584838">
                <text:p>4.99526971584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0926996097583">
                <text:p>2.70926996097583</text:p>
              </table:table-cell>
              <table:table-cell office:value-type="float" office:value="5.35772588204197">
                <text:p>5.35772588204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5.73000354338397">
                <text:p>5.73000354338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6.04728314110213">
                <text:p>6.04728314110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1235994796777">
                <text:p>3.61235994796777</text:p>
              </table:table-cell>
              <table:table-cell office:value-type="float" office:value="6.3839073914857">
                <text:p>6.3839073914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1338994363175">
                <text:p>3.91338994363175</text:p>
              </table:table-cell>
              <table:table-cell office:value-type="float" office:value="6.71360344733409">
                <text:p>6.7136034473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title svg:x="5.076cm" svg:y="0.316cm" chart:style-name="ch2">
          <text:p>Log Log Graph - DFT vs FFT</text:p>
        </chart:title>
        <chart:legend chart:legend-position="end" svg:x="12.76cm" svg:y="3.457cm" style:legend-expansion="high" chart:style-name="ch3"/>
        <chart:plot-area chart:style-name="ch4" table:cell-range-address="FFT.A17:FFT.C29 FFT.B16:FFT.C16" chart:data-source-has-labels="row" svg:x="1.331cm" svg:y="1.275cm" svg:width="11.109cm" svg:height="6.57cm">
          <chartooo:coordinate-region svg:x="1.767cm" svg:y="1.474cm" svg:width="10.248cm" svg:height="5.724cm"/>
          <chart:axis chart:dimension="x" chart:name="primary-x" chart:style-name="ch5">
            <chart:title svg:x="5.465cm" svg:y="8.025cm" chart:style-name="ch6">
              <text:p>Log(Input Number)</text:p>
            </chart:title>
          </chart:axis>
          <chart:axis chart:dimension="y" chart:name="primary-y" chart:style-name="ch7">
            <chart:title svg:x="0.451cm" svg:y="6.112cm" chart:style-name="ch8">
              <text:p>Log(Time Taken (ns))</text:p>
            </chart:title>
            <chart:grid chart:style-name="ch9" chart:class="major"/>
          </chart:axis>
          <chart:series chart:style-name="ch10" chart:values-cell-range-address="FFT.B17:FFT.B29" chart:label-cell-address="FFT.B16:FFT.B16" chart:class="chart:scatter">
            <chart:domain table:cell-range-address="FFT.A17:FFT.A29"/>
            <chart:regression-curve chart:style-name="ch11">
              <chart:equation chart:display-equation="true" chart:display-r-square="false" svg:x="7.728cm" svg:y="1.633cm"/>
            </chart:regression-curve>
            <chart:data-point chart:repeated="13"/>
          </chart:series>
          <chart:series chart:style-name="ch12" chart:values-cell-range-address="FFT.C17:FFT.C29" chart:label-cell-address="FFT.C16:FFT.C16" chart:class="chart:scatter">
            <chart:regression-curve chart:style-name="ch13">
              <chart:equation chart:display-equation="true" chart:display-r-square="false" svg:x="1.494cm" svg:y="1.654cm"/>
            </chart:regression-curve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FT</text:p>
                <draw:g>
                  <svg:desc>FFT.B16:FFT.B16</svg:desc>
                </draw:g>
              </table:table-cell>
              <table:table-cell office:value-type="string">
                <text:p>DFT</text:p>
                <draw:g>
                  <svg:desc>FFT.C16:FFT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029995663981">
                <text:p>0.301029995663981</text:p>
                <draw:g>
                  <svg:desc>FFT.A17:FFT.A29</svg:desc>
                </draw:g>
              </table:table-cell>
              <table:table-cell office:value-type="float" office:value="3.66947048390984">
                <text:p>3.66947048390984</text:p>
                <draw:g>
                  <svg:desc>FFT.B17:FFT.B29</svg:desc>
                </draw:g>
              </table:table-cell>
              <table:table-cell office:value-type="float" office:value="4.36450337981098">
                <text:p>4.36450337981098</text:p>
                <draw:g>
                  <svg:desc>FFT.C17:FFT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4.31893805796075">
                <text:p>4.31893805796075</text:p>
              </table:table-cell>
              <table:table-cell office:value-type="float" office:value="4.12956841451437">
                <text:p>4.12956841451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3.34525411154354">
                <text:p>3.34525411154354</text:p>
              </table:table-cell>
              <table:table-cell office:value-type="float" office:value="4.23406848320088">
                <text:p>4.23406848320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3.79934909738783">
                <text:p>3.79934909738783</text:p>
              </table:table-cell>
              <table:table-cell office:value-type="float" office:value="4.5777909693274">
                <text:p>4.5777909693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4.23172677767273">
                <text:p>4.23172677767273</text:p>
              </table:table-cell>
              <table:table-cell office:value-type="float" office:value="5.1245179707544">
                <text:p>5.1245179707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0617997398389">
                <text:p>1.80617997398389</text:p>
              </table:table-cell>
              <table:table-cell office:value-type="float" office:value="4.49907743321256">
                <text:p>4.49907743321256</text:p>
              </table:table-cell>
              <table:table-cell office:value-type="float" office:value="5.71201108371394">
                <text:p>5.71201108371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4.61659579732664">
                <text:p>4.61659579732664</text:p>
              </table:table-cell>
              <table:table-cell office:value-type="float" office:value="6.30204868846811">
                <text:p>6.30204868846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0823996531185">
                <text:p>2.40823996531185</text:p>
              </table:table-cell>
              <table:table-cell office:value-type="float" office:value="4.99526971584838">
                <text:p>4.99526971584838</text:p>
              </table:table-cell>
              <table:table-cell office:value-type="float" office:value="6.89894247614461">
                <text:p>6.89894247614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0926996097583">
                <text:p>2.70926996097583</text:p>
              </table:table-cell>
              <table:table-cell office:value-type="float" office:value="5.35772588204197">
                <text:p>5.35772588204197</text:p>
              </table:table-cell>
              <table:table-cell office:value-type="float" office:value="7.50120243819141">
                <text:p>7.50120243819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1029995663981">
                <text:p>3.01029995663981</text:p>
              </table:table-cell>
              <table:table-cell office:value-type="float" office:value="5.73000354338397">
                <text:p>5.73000354338397</text:p>
              </table:table-cell>
              <table:table-cell office:value-type="float" office:value="8.10396719298269">
                <text:p>8.10396719298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6.04728314110213">
                <text:p>6.04728314110213</text:p>
              </table:table-cell>
              <table:table-cell office:value-type="float" office:value="8.70910959381288">
                <text:p>8.70910959381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1235994796777">
                <text:p>3.61235994796777</text:p>
              </table:table-cell>
              <table:table-cell office:value-type="float" office:value="6.3839073914857">
                <text:p>6.3839073914857</text:p>
              </table:table-cell>
              <table:table-cell office:value-type="float" office:value="9.31506614836722">
                <text:p>9.31506614836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1338994363175">
                <text:p>3.91338994363175</text:p>
              </table:table-cell>
              <table:table-cell office:value-type="float" office:value="6.71360344733409">
                <text:p>6.71360344733409</text:p>
              </table:table-cell>
              <table:table-cell office:value-type="float" office:value="9.92364516312289">
                <text:p>9.92364516312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